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869" officeooo:paragraph-rsid="000a1869"/>
    </style:style>
    <style:style style:name="P2" style:family="paragraph" style:parent-style-name="Standard">
      <style:text-properties officeooo:rsid="000a24e4" officeooo:paragraph-rsid="000a24e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1869" officeooo:paragraph-rsid="000a1869" style:font-weight-asian="bold" style:font-weight-complex="bold"/>
    </style:style>
    <style:style style:name="T1" style:family="text">
      <style:text-properties officeooo:rsid="000d6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ado Asesores del Equipo Cansat Space Six (Almería)</text:p>
      <text:p text:style-name="P1"/>
      <text:p text:style-name="P1"/>
      <text:p text:style-name="P2">Juan Manuel Sanchez Fernández.</text:p>
      <text:p text:style-name="P2"/>
      <text:p text:style-name="P2">Eulogio López Cayuela. <text:span text:style-name="T1">Git: https://github.com/inopya</text:span></text:p>
      <text:p text:style-name="P2"/>
      <text:p text:style-name="P2">Diego Llorente …...</text:p>
      <text:p text:style-name="P2"/>
      <text:p text:style-name="P2">Diego Jesús Martinez García.</text:p>
      <text:p text:style-name="P2"/>
      <text:p text:style-name="P2">Laura Cáceres Belmonte.</text:p>
      <text:p text:style-name="P2"/>
      <text:p text:style-name="P2">Pilar Cortés Rodriguez.</text:p>
      <text:p text:style-name="P2"/>
      <text:p text:style-name="P2">Javier Cerezuela Mora.</text:p>
      <text:p text:style-name="P2"/>
      <text:p text:style-name="P2">Jose Miguel Cantos.</text:p>
      <text:p text:style-name="P2"/>
      <text:p text:style-name="P2">Teresa Campos Torres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M57S</meta:editing-duration>
    <meta:editing-cycles>2</meta:editing-cycles>
    <meta:generator>LibreOffice/7.1.3.2$Windows_X86_64 LibreOffice_project/47f78053abe362b9384784d31a6e56f8511eb1c1</meta:generator>
    <dc:date>2021-06-21T20:15:59.240000000</dc:date>
    <meta:document-statistic meta:table-count="0" meta:image-count="0" meta:object-count="0" meta:page-count="1" meta:paragraph-count="10" meta:word-count="39" meta:character-count="292" meta:non-whitespace-character-count="263"/>
  </office:meta>
</office:document-meta>
</file>